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nother-poppy.otp</text:p>
          </table:table-cell>
          <table:table-cell table:number-columns-repeated="4"/>
          <table:table-cell table:style-name="ce3" office:value-type="string">
            <text:p>http://art.gnome.org/backgrounds/abstract/260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quariu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elegan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trus-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ields-of-peace.otp</text:p>
          </table:table-cell>
          <table:table-cell table:number-columns-repeated="4"/>
          <table:table-cell table:style-name="ce3"/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resh-morning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wing-rectang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olthi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-concentra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ish-wallpaper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ebius-strip.otp</text:p>
          </table:table-cell>
          <table:table-cell table:number-columns-repeated="3"/>
          <table:table-cell office:value-type="string">
            <text:p>CC 2</text:p>
          </table:table-cell>
          <table:table-cell office:value-type="string">
            <text:p>http://art.gnome.org/backgrounds/abstract/2327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re-green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urchenko.deviantart.com/art/More-GREEN-8090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0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3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4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5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6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7.otp</text:p>
          </table:table-cell>
          <table:table-cell/>
          <table:table-cell table:style-name="ce2"/>
          <table:table-cell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8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9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edi.otp</text:p>
          </table:table-cell>
          <table:table-cell/>
          <table:table-cell table:style-name="ce2"/>
          <table:table-cell/>
          <table:table-cell office:value-type="string">
            <text:p>CC 3</text:p>
          </table:table-cell>
          <table:table-cell office:value-type="string">
            <text:p>http://dianita89.deviantart.com/art/Sedi-60799398</text:p>
          </table:table-cell>
          <table:table-cell table:number-columns-repeated="249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 table:number-rows-repeated="648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number-columns-repeated="2"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number-columns-repeated="2"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T_tarsasagi_szerzodes_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1">2008.12.21</text:date>, <text:time>09:57:1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7-04-25T07:50:52</meta:creation-date>
    <dc:creator>KAMI</dc:creator>
    <dc:date>2008-12-21T09:57:18</dc:date>
    <meta:editing-cycles>241</meta:editing-cycles>
    <meta:editing-duration>PT24H16M40S</meta:editing-duration>
    <meta:document-statistic meta:table-count="17" meta:cell-count="14933" meta:object-count="0"/>
    <meta:user-defined meta:name="Info 1"/>
    <meta:user-defined meta:name="Info 2"/>
    <meta:user-defined meta:name="Info 3"/>
    <meta:user-defined meta:name="Info 4"/>
  </office:meta>
</office:document-meta>
</file>